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text:p text:style-name="P1">Edward ne comprit pas l'origine du petit air irrité sur le visage de la demoiselle lorsqu'il lui demanda son nom. Avec un lama au prénom aussi stupide, il s'attendait à tout pour elle. Et il ne fut pas déçu. Son appellation était longue comme le bras et il n'y avait absolument aucune chance pour que le blondin ne s'en souvienne. Ce dernier la regarda pendant plusieurs secondes en clignant des yeux, retrouvant son petit air d'ahuri alors qu'il essayait de se remémorer chacun des mots que la fameuse Harley Jadlou Walker-Cambelle venait de prononcer.</text:p>
      <text:p text:style-name="Standard"/>
      <text:p text:style-name="Standard">-A vos souhaits.</text:p>
      <text:p text:style-name="Standard"/>
      <text:p text:style-name="Standard">Heureusement pour sa pauvre mémoire de moineau, la jeune femme lui donna un diminutif qu'il s'empressa de graver dans son esprit pour ne plus jamais l'oublier. Sinon il aurait été forcé de lui demander de répéter et, en dernier recours, d'utiliser sa fameuse technique du « j'appelle jamais la personne par son prénom et je dis toujours 'vous' », qui était une astuce sympa mais assez peu viable sur le long terme ; les gens s'en rendaient vite compte.</text:p>
      <text:p text:style-name="Standard"/>
      <text:p text:style-name="Standard">-Hailou. Ca m'ira bien, si vous voulez bien.</text:p>
      <text:p text:style-name="Standard"/>
      <text:p text:style-name="Standard">La suite fut un enchaînement d'actions de la part d'Hailou qui tendirent à rendre la situation encore plus ridicule qu'elle ne l'était déjà -si c'était possible. Elle se défendit de ne pas pouvoir lui faire de démonstration à cause du manque d'équilibre dont elle faisait preuve sur cette branche, ce à quoi Edward répondit par un « oh, non ! » très déçu et faillit insister, mais c'était sans compter sur la bonne volonté de la blondinette qui voulut tout de même s'essayer à un numéro d'équilibriste. Le garçon la regarda avec de grands yeux se lever en manquant certes d'assurance mais sans sembler pour autant trop en difficulté. Il lâcha même un « waow » discret avant de se prendre au jeu à son tour. Les bras en balancier, Edward se mit debout en tanguant légèrement et c'est avec un regard inquiet qu'il vit Hailou balancer une pomme en direction de Kuzko.</text:p>
      <text:p text:style-name="Standard"/>
      <text:p text:style-name="Standard">-Euh... Vous devriez peut-être pas f...</text:p>
      <text:p text:style-name="Standard"/>
      <text:p text:style-name="Standard">Le garçon n'eut pas le temps de terminer sa phrase qu'un violent coup de la bête fit trembler la branche sur laquelle ils étaient, le déséquilibrant sans mal étant donné l'équilibre précaire qui le maintenait encore debout à ce moment précis. Edward tomba en arrière en poussant un cri assez peu viril, tentant au passage d'agripper le haut d'Hailou pour ne pas tomber, ce qui ne s'avéra pas suffisant, et finit par se rattraper au dernier moment en coinçant la branche derrière ses genoux. Il se retrouva ainsi en position de cochon pendu, se balançant tranquillement dans le vide tandis que ses deux bras pendaient vers le sol.</text:p>
      <text:p text:style-name="Standard"/>
      <text:p text:style-name="Standard">-...Aire ça. C'était ça votre tour ? Les tours de cartes, c'est bien aussi hein. Vous voulez pas m'aider à remonter et arrêter de lancer des pommes à Ku... Elvis ?</text:p>
      <text:p text:style-name="P1">Évidemment, y en avait une qui se marrait bien pendant qu'il se balançait, pendu à sa branche. Le visage d'Edward prit un ton blasé en attendant qu'Hailou se décide à lui filer un coup de main, ce qui n'arriva pas tout de suite. La blondinette passa tellement de temps à rire que le garçon commençait à sentir le semblant de muscles qu'il avait dans les jambes devenir douloureux à force de rester dans cette position si inconfortable. Il n'avait vraiment pas l'habitude de faire du sport, et ses aptitudes physiques s'en ressentaient grandement. Au bout d'un moment, Hailou finit par retrouver son sérieux et prit un air outré en l'accusant d'avoir volontairement cherché à déchirer son tee-shirt. Cela n'avait bien évidemment pas été du tout son intention à l'origine, cependant Edward se prit à rougir en imaginant la scène en question.</text:p>
      <text:p text:style-name="Standard"/>
      <text:p text:style-name="Standard">-T... Tellement pas !</text:p>
      <text:p text:style-name="Standard"/>
      <text:p text:style-name="Standard">Il était assez facile de faire gober n'importe quoi à l'adolescent et, lorsqu'il se rendit compte que sa compère du jour le taquinait et n'était pas vraiment sérieuse il s'en voulut de s'être fait avoir aussi aisément. Edward prit la main qu'on lui tendait en ronchonnant et remonta dans la douleur sur leur perchoir improvisé. Il s'y allongea dans la même position qu'à l'origine -sur le dos avec les jambes pliées et poussa un profond soupir de soulagement. Un peu plus et c'était la crampe. Même ses abdos, qui n'avaient pourtant pratiquement pas travaillé, le faisaient souffrir. Le blondin prit un moment pour reprendre son souffle puis finit par légèrement relever la tête en direction d'Hailou.</text:p>
      <text:p text:style-name="Standard"/>
      <text:p text:style-name="Standard">-Merci pour le coup de main. Et maintenant ? C'est retour à la case départ on dirait. Ca vous arrive souvent, des animaux fous furieux en liberté comme ça ?</text:p>
      <text:p text:style-name="Standard"/>
      <text:p text:style-name="Standard">Il posa une main sur son ventre en l'entendant gargouiller.</text:p>
      <text:p text:style-name="Standard"/>
      <text:p text:style-name="Standard">-J'ai -trop- la dalle. Il va falloir trouver un moyen de descendre rapidement sinon je vais me faire un méchoui de lama.</text:p>
      <text:p text:style-name="Standard"/>
      <text:p text:style-name="Standard">Comme s'il avait une chance de remporter un affrontement contre Elvis.</text:p>
      <text:p text:style-name="P1">Visiblement, Hailou n'avait pas compris qu'Edward plaisantait lorsqu'il prétendait vouloir manger Kuzko. Encore que. Non, jamais il ne ferait ça à un animal de compagnie. Mais en même temps, il avait tellement la dalle quoi... Naaaan, franchement ça se fait pas. Surtout alors que sa maîtresse était là quoi. Alors le garçon lâcha un nouveau sourire à ladite maîtresse avec un petit air résigné.</text:p>
      <text:p text:style-name="Standard"/>
      <text:p text:style-name="Standard">-Ok, pas touche à Elvis...</text:p>
      <text:p text:style-name="Standard"/>
      <text:p text:style-name="Standard">Son ventre gargouilla à nouveau, lui rappelant sans pitié que cela ne résolvait pas leur problème principal. C'est le moment que choisit la blondinette pour sortir son téléphone... et appeler à l'aide. Depuis le début, elle avait le moyen de les sortir de ce pétrin et pourtant elle n'avait rien fait. Complètement abasourdi, Edward la regarda lever son pouce, toute fière d'elle, ne sachant trop comment réagir. L'espace d'un instant, une furieuse envie de s'énerver à mort le prit. Elle s'était bien moquée de lui depuis le début. Mais son envie passa aussi subitement qu'elle était venue alors qu'il assistait à une démonstration de domptage en direct live, un dompteur étant venu récupérer le lama en cavale.</text:p>
      <text:p text:style-name="Standard"/>
      <text:p text:style-name="Standard">-Han, trop cool !</text:p>
      <text:p text:style-name="Standard"/>
      <text:p text:style-name="Standard">Son regard était passé d'ahuri à émerveillé en passant par fâché, le tout en l'espace d'une fraction de seconde, nouvelle preuve de la capacité de concentration de poisson rouge du blondin. Il changea à nouveau lorsque Hailou lui proposa de venir manger un bout, et la lueur qui brillait cette fois-ci au fond de ses yeux était d'une telle intensité qu'elle aurait presque pu faire peur. Hailou aurait été l'incarnation d'une déesse sur Terre que le garçon ne l'aurait pas regardé avec autant de dévotion. Elle lui offrait à manger. La chose dont il rêvait le plus à ce moment précis. Edward redescendit d'un bond au sol maintenant safe pour lui et lui emboîta le pas en courant presque.</text:p>
      <text:p text:style-name="Standard"/>
      <text:p text:style-name="Standard">-Trop cool ! Merci Harlou ! C'est votre père le dompteur de la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21T00:35:16.53</dc:date>
    <meta:editing-duration>PT7H51M41S</meta:editing-duration>
    <meta:editing-cycles>648</meta:editing-cycles>
    <meta:generator>OpenOffice/4.1.2$Win32 OpenOffice.org_project/412m3$Build-9782</meta:generator>
    <meta:document-statistic meta:table-count="0" meta:image-count="0" meta:object-count="0" meta:page-count="7" meta:paragraph-count="46" meta:word-count="2851" meta:character-count="16889"/>
  </office:meta>
</office:document-meta>
</file>